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4cm"/>
    </style:style>
    <style:style style:name="co2" style:family="table-column">
      <style:table-column-properties fo:break-before="auto" style:column-width="2.658cm"/>
    </style:style>
    <style:style style:name="co3" style:family="table-column">
      <style:table-column-properties fo:break-before="auto" style:column-width="8.4cm"/>
    </style:style>
    <style:style style:name="co4" style:family="table-column">
      <style:table-column-properties fo:break-before="auto" style:column-width="1.967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0.573cm"/>
    </style:style>
    <style:style style:name="co7" style:family="table-column">
      <style:table-column-properties fo:break-before="auto" style:column-width="7.571cm"/>
    </style:style>
    <style:style style:name="co8" style:family="table-column">
      <style:table-column-properties fo:break-before="auto" style:column-width="7.442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1">
      <number:day-of-week/>
      <number:text> </number:text>
      <number:day number:style="long"/>
      <number:text>/</number:text>
      <number:month number:textual="true"/>
      <number:text> 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c4bd97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ackground-color="#eeece1"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ackground-color="#ebf1dd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ackground-color="#f2dcdb"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ackground-color="#dbe5f1"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 style:data-style-name="N31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 style:data-style-name="N31">
      <style:table-cell-properties fo:background-color="#eeece1"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ackground-color="#c4bd97" fo:border="0.002cm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eece1" fo:border="0.002cm solid #000000"/>
    </style:style>
    <style:style style:name="ce12" style:family="table-cell" style:parent-style-name="Default">
      <style:table-cell-properties fo:border="0.002cm solid #000000"/>
    </style:style>
    <style:style style:name="ce13" style:family="table-cell" style:parent-style-name="Default">
      <style:table-cell-properties fo:border="0.002cm solid #000000"/>
      <style:text-properties style:text-underline-style="none"/>
    </style:style>
    <style:style style:name="ce1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9bbb59" fo:border="0.002cm solid #000000"/>
    </style:style>
    <style:style style:name="ce16" style:family="table-cell" style:parent-style-name="Default">
      <style:table-cell-properties fo:background-color="#ebf1dd" fo:border="0.002cm solid #000000"/>
    </style:style>
    <style:style style:name="ce17" style:family="table-cell" style:parent-style-name="Default">
      <style:table-cell-properties fo:background-color="#f2dcdb" fo:border="0.002cm solid #000000"/>
    </style:style>
    <style:style style:name="ce18" style:family="table-cell" style:parent-style-name="Default">
      <style:table-cell-properties fo:background-color="#dbe5f1" fo:border="0.002cm solid #000000"/>
    </style:style>
    <style:style style:name="ce19" style:family="table-cell" style:parent-style-name="Default">
      <style:table-cell-properties fo:background-color="#c4bd97" style:text-align-source="fix" style:repeat-content="false" fo:border="0.002cm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20" style:family="table-cell" style:parent-style-name="Default">
      <style:table-cell-properties fo:background-color="#eeece1" style:text-align-source="fix" style:repeat-content="false" fo:border="0.002cm solid #000000"/>
      <style:paragraph-properties fo:text-align="center" fo:margin-left="0cm"/>
      <style:text-properties style:text-underline-style="none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d7e3bc" style:text-align-source="fix" style:repeat-content="false" fo:border="0.002cm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e5b9b7" style:text-align-source="fix" style:repeat-content="false" fo:border="0.002cm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b8cce4" style:text-align-source="fix" style:repeat-content="false" fo:border="0.002cm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d7e3bc" style:text-align-source="fix" style:repeat-content="false" fo:border="0.002cm solid #000000"/>
      <style:paragraph-properties fo:text-align="center" fo:margin-left="0cm"/>
    </style:style>
    <style:style style:name="ce26" style:family="table-cell" style:parent-style-name="Default">
      <style:table-cell-properties fo:background-color="#e5b9b7" style:text-align-source="fix" style:repeat-content="false" fo:border="0.002cm solid #000000"/>
      <style:paragraph-properties fo:text-align="center" fo:margin-left="0cm"/>
    </style:style>
    <style:style style:name="ce27" style:family="table-cell" style:parent-style-name="Default">
      <style:table-cell-properties fo:background-color="#b8cce4" style:text-align-source="fix" style:repeat-content="false" fo:border="0.002cm solid #000000"/>
      <style:paragraph-properties fo:text-align="center" fo:margin-left="0cm"/>
    </style:style>
    <style:style style:name="ce28" style:family="table-cell" style:parent-style-name="Default">
      <style:table-cell-properties fo:background-color="#4bacc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dbeef3"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2" office:value-type="string">
            <text:p>Día</text:p>
          </table:table-cell>
          <table:table-cell table:style-name="ce2" office:value-type="string">
            <text:p>Fecha</text:p>
          </table:table-cell>
          <table:table-cell table:style-name="ce10"/>
          <table:table-cell table:style-name="ce19" office:value-type="string">
            <text:p>SÍ</text:p>
          </table:table-cell>
          <table:table-cell table:style-name="ce2" office:value-type="string">
            <text:p>No</text:p>
          </table:table-cell>
          <table:table-cell/>
          <table:table-cell table:style-name="ce28" office:value-type="string">
            <text:p>Pendientes</text:p>
          </table:table-cell>
          <table:table-cell table:number-columns-repeated="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date" office:date-value="2009-12-19">
            <text:p>sáb 19/dic 09</text:p>
          </table:table-cell>
          <table:table-cell office:value-type="string">
            <text:p>Documentación clases – Plan de pruebas</text:p>
          </table:table-cell>
          <table:table-cell table:style-name="ce3"/>
          <table:table-cell table:style-name="ce3" office:value-type="string">
            <text:p>X</text:p>
          </table:table-cell>
          <table:table-cell/>
          <table:table-cell table:style-name="ce29" office:value-type="string">
            <text:p>Corregir gráficos de datos – reg. Lineales</text:p>
          </table:table-cell>
          <table:table-cell table:number-columns-repeated="2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9" office:value-type="date" office:date-value="2009-12-20">
            <text:p>dom 20/dic 09</text:p>
          </table:table-cell>
          <table:table-cell table:style-name="ce11" office:value-type="string">
            <text:p>CORRELACION 1, 2, 3</text:p>
          </table:table-cell>
          <table:table-cell table:style-name="ce4"/>
          <table:table-cell table:style-name="ce4" office:value-type="string">
            <text:p>X</text:p>
          </table:table-cell>
          <table:table-cell/>
          <table:table-cell table:style-name="ce29" office:value-type="string">
            <text:p>Corregir gráficos de datos – Espectro Dq</text:p>
          </table:table-cell>
          <table:table-cell table:number-columns-repeated="2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8" office:value-type="date" office:date-value="2009-12-21">
            <text:p>lun 21/dic 09</text:p>
          </table:table-cell>
          <table:table-cell table:style-name="ce12" office:value-type="string">
            <text:p>AMF 1, 2, 3, 4</text:p>
          </table:table-cell>
          <table:table-cell table:style-name="ce3" office:value-type="string">
            <text:p>X</text:p>
          </table:table-cell>
          <table:table-cell table:style-name="ce3"/>
          <table:table-cell/>
          <table:table-cell table:style-name="ce29" office:value-type="string">
            <text:p>Verificar aplicación MFA a varias secuencias</text:p>
          </table:table-cell>
          <table:table-cell table:number-columns-repeated="2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9" office:value-type="date" office:date-value="2009-12-22">
            <text:p>mar 22/dic 09</text:p>
          </table:table-cell>
          <table:table-cell table:style-name="ce11" office:value-type="string">
            <text:p>AMF 5</text:p>
          </table:table-cell>
          <table:table-cell table:style-name="ce4" office:value-type="string">
            <text:p>X</text:p>
          </table:table-cell>
          <table:table-cell table:style-name="ce4"/>
          <table:table-cell/>
          <table:table-cell table:style-name="ce29"/>
          <table:table-cell table:number-columns-repeated="2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8" office:value-type="date" office:date-value="2009-12-23">
            <text:p>mié 23/dic 09</text:p>
          </table:table-cell>
          <table:table-cell table:style-name="ce12" office:value-type="string">
            <text:p>AMF 6, 7, 8</text:p>
          </table:table-cell>
          <table:table-cell table:style-name="ce3" office:value-type="string">
            <text:p>X</text:p>
          </table:table-cell>
          <table:table-cell table:style-name="ce3"/>
          <table:table-cell/>
          <table:table-cell table:style-name="ce29"/>
          <table:table-cell table:number-columns-repeated="2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9" office:value-type="date" office:date-value="2009-12-24">
            <text:p>jue 24/dic 09</text:p>
          </table:table-cell>
          <table:table-cell table:style-name="ce11" office:value-type="string">
            <text:p>AMF 9</text:p>
          </table:table-cell>
          <table:table-cell table:style-name="ce20"/>
          <table:table-cell table:style-name="ce4" office:value-type="string">
            <text:p>X</text:p>
          </table:table-cell>
          <table:table-cell/>
          <table:table-cell table:style-name="ce29"/>
          <table:table-cell table:number-columns-repeated="2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8" office:value-type="date" office:date-value="2009-12-25">
            <text:p>vie 25/dic 09</text:p>
          </table:table-cell>
          <table:table-cell table:style-name="ce12" office:value-type="string">
            <text:p>CORRELACION 1, 2, 3, 4, 5, 6, 7, 8</text:p>
          </table:table-cell>
          <table:table-cell table:style-name="ce3" office:value-type="string">
            <text:p>X</text:p>
          </table:table-cell>
          <table:table-cell table:style-name="ce3"/>
          <table:table-cell/>
          <table:table-cell table:style-name="ce29"/>
          <table:table-cell table:number-columns-repeated="2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9" office:value-type="date" office:date-value="2009-12-26">
            <text:p>sáb 26/dic 09</text:p>
          </table:table-cell>
          <table:table-cell table:style-name="ce11" office:value-type="string">
            <text:p>Pruebas MatrixOperations</text:p>
          </table:table-cell>
          <table:table-cell table:style-name="ce4" office:value-type="string">
            <text:p>X</text:p>
          </table:table-cell>
          <table:table-cell table:style-name="ce4"/>
          <table:table-cell/>
          <table:table-cell table:style-name="ce29"/>
          <table:table-cell table:number-columns-repeated="2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8" office:value-type="date" office:date-value="2009-12-27">
            <text:p>dom 27/dic 09</text:p>
          </table:table-cell>
          <table:table-cell table:style-name="ce13" office:value-type="string">
            <text:p>Pruebas Clase Correlacion – CORRELACION 9, 10</text:p>
          </table:table-cell>
          <table:table-cell table:style-name="ce3" table:number-columns-repeated="2"/>
          <table:table-cell/>
          <table:table-cell table:style-name="ce29"/>
          <table:table-cell table:number-columns-repeated="2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9" office:value-type="date" office:date-value="2009-12-28">
            <text:p>lun 28/dic 09</text:p>
          </table:table-cell>
          <table:table-cell table:style-name="ce11" office:value-type="string">
            <text:p>AMF 9</text:p>
          </table:table-cell>
          <table:table-cell table:style-name="ce4" table:number-columns-repeated="2"/>
          <table:table-cell/>
          <table:table-cell table:style-name="ce29"/>
          <table:table-cell table:number-columns-repeated="2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8" office:value-type="date" office:date-value="2009-12-29">
            <text:p>mar 29/dic 09</text:p>
          </table:table-cell>
          <table:table-cell table:style-name="ce12" office:value-type="string">
            <text:p>AMF CORRECCIONES</text:p>
          </table:table-cell>
          <table:table-cell table:style-name="ce3" table:number-columns-repeated="2"/>
          <table:table-cell/>
          <table:table-cell table:style-name="ce29"/>
          <table:table-cell table:number-columns-repeated="2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9" office:value-type="date" office:date-value="2009-12-30">
            <text:p>mié 30/dic 09</text:p>
          </table:table-cell>
          <table:table-cell table:style-name="ce11" office:value-type="string">
            <text:p>SCRIPT 1, 2, 3</text:p>
          </table:table-cell>
          <table:table-cell table:style-name="ce4" table:number-columns-repeated="2"/>
          <table:table-cell/>
          <table:table-cell table:style-name="ce29"/>
          <table:table-cell table:number-columns-repeated="2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8" office:value-type="date" office:date-value="2009-12-31">
            <text:p>jue 31/dic 09</text:p>
          </table:table-cell>
          <table:table-cell table:style-name="ce12" office:value-type="string">
            <text:p>SCRIPT 4, 5, 6 </text:p>
          </table:table-cell>
          <table:table-cell table:style-name="ce3" table:number-columns-repeated="2"/>
          <table:table-cell/>
          <table:table-cell table:style-name="ce29"/>
          <table:table-cell table:number-columns-repeated="2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9" office:value-type="date" office:date-value="2010-01-01">
            <text:p>vie 01/ene 10</text:p>
          </table:table-cell>
          <table:table-cell table:style-name="ce11" office:value-type="string">
            <text:p>SCRIPT 7, 8, 9</text:p>
          </table:table-cell>
          <table:table-cell table:style-name="ce4" table:number-columns-repeated="2"/>
          <table:table-cell/>
          <table:table-cell table:style-name="ce29"/>
          <table:table-cell table:number-columns-repeated="2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8" office:value-type="date" office:date-value="2010-01-02">
            <text:p>sáb 02/ene 10</text:p>
          </table:table-cell>
          <table:table-cell table:style-name="ce12" office:value-type="string">
            <text:p>SCRIPT 10</text:p>
          </table:table-cell>
          <table:table-cell table:style-name="ce3" table:number-columns-repeated="2"/>
          <table:table-cell/>
          <table:table-cell table:style-name="ce29"/>
          <table:table-cell table:number-columns-repeated="2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9" office:value-type="date" office:date-value="2010-01-03">
            <text:p>dom 03/ene 10</text:p>
          </table:table-cell>
          <table:table-cell table:style-name="ce11" office:value-type="string">
            <text:p>SCRIPT CORRECCIONES</text:p>
          </table:table-cell>
          <table:table-cell table:style-name="ce4" table:number-columns-repeated="2"/>
          <table:table-cell/>
          <table:table-cell table:style-name="ce29"/>
          <table:table-cell table:number-columns-repeated="2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8" office:value-type="date" office:date-value="2010-01-04">
            <text:p>lun 04/ene 10</text:p>
          </table:table-cell>
          <table:table-cell table:style-name="ce12"/>
          <table:table-cell table:style-name="ce3" table:number-columns-repeated="2"/>
          <table:table-cell/>
          <table:table-cell table:style-name="ce29"/>
          <table:table-cell table:number-columns-repeated="2"/>
        </table:table-row>
        <table:table-row table:style-name="ro1">
          <table:table-cell table:style-name="ce4" office:value-type="float" office:value="18">
            <text:p>18</text:p>
          </table:table-cell>
          <table:table-cell table:style-name="ce9" office:value-type="date" office:date-value="2010-01-05">
            <text:p>mar 05/ene 10</text:p>
          </table:table-cell>
          <table:table-cell table:style-name="ce11"/>
          <table:table-cell table:style-name="ce4" table:number-columns-repeated="2"/>
          <table:table-cell/>
          <table:table-cell table:style-name="ce29"/>
          <table:table-cell table:number-columns-repeated="2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8" office:value-type="date" office:date-value="2010-01-06">
            <text:p>mié 06/ene 10</text:p>
          </table:table-cell>
          <table:table-cell table:style-name="ce14" office:value-type="string">
            <text:p>Entrega documento</text:p>
          </table:table-cell>
          <table:table-cell table:style-name="ce3" table:number-columns-repeated="2"/>
          <table:table-cell/>
          <table:table-cell table:style-name="ce29"/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21" office:value-type="string" table:number-columns-spanned="2" table:number-rows-spanned="1">
            <text:p>Opcionales</text:p>
          </table:table-cell>
          <table:covered-table-cell/>
          <table:table-cell table:number-columns-repeated="4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string">
            <text:p>AMF</text:p>
          </table:table-cell>
          <table:table-cell table:style-name="ce15" office:value-type="string">
            <text:p>Corregir conteo (metodo Irene T)</text:p>
          </table:table-cell>
          <table:table-cell table:style-name="ce22" table:number-columns-spanned="2" table:number-rows-spanned="1"/>
          <table:covered-table-cell table:style-name="ce25"/>
          <table:table-cell table:number-columns-repeated="4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5"/>
          <table:table-cell table:style-name="ce16" office:value-type="string">
            <text:p>Revisar cáculo Dq (q = 0)</text:p>
          </table:table-cell>
          <table:table-cell table:style-name="ce22" table:number-columns-spanned="2" table:number-rows-spanned="1"/>
          <table:covered-table-cell table:style-name="ce25"/>
          <table:table-cell table:number-columns-repeated="4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/>
          <table:table-cell table:style-name="ce16" office:value-type="string">
            <text:p>Revisar cáculo Cq (q = 0)</text:p>
          </table:table-cell>
          <table:table-cell table:style-name="ce22" table:number-columns-spanned="2" table:number-rows-spanned="1"/>
          <table:covered-table-cell table:style-name="ce25"/>
          <table:table-cell table:number-columns-repeated="4"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5"/>
          <table:table-cell table:style-name="ce16" office:value-type="string">
            <text:p>Revisar cáculo Tq (q = 0)</text:p>
          </table:table-cell>
          <table:table-cell table:style-name="ce22" table:number-columns-spanned="2" table:number-rows-spanned="1"/>
          <table:covered-table-cell table:style-name="ce25"/>
          <table:table-cell table:number-columns-repeated="4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5"/>
          <table:table-cell table:style-name="ce16" office:value-type="string">
            <text:p>Revisar resultados regresiones lineales</text:p>
          </table:table-cell>
          <table:table-cell table:style-name="ce22" table:number-columns-spanned="2" table:number-rows-spanned="1"/>
          <table:covered-table-cell table:style-name="ce25"/>
          <table:table-cell table:number-columns-repeated="4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5"/>
          <table:table-cell table:style-name="ce16" office:value-type="string">
            <text:p>Vincular resultados con gráficos Dq</text:p>
          </table:table-cell>
          <table:table-cell table:style-name="ce22" table:number-columns-spanned="2" table:number-rows-spanned="1"/>
          <table:covered-table-cell table:style-name="ce25"/>
          <table:table-cell table:number-columns-repeated="4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5"/>
          <table:table-cell table:style-name="ce16" office:value-type="string">
            <text:p>Vincular resultados con gráficos regresiones</text:p>
          </table:table-cell>
          <table:table-cell table:style-name="ce22" table:number-columns-spanned="2" table:number-rows-spanned="1"/>
          <table:covered-table-cell table:style-name="ce25"/>
          <table:table-cell table:number-columns-repeated="4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5"/>
          <table:table-cell table:style-name="ce16" office:value-type="string">
            <text:p>Vincular resultados con gráficos Cq</text:p>
          </table:table-cell>
          <table:table-cell table:style-name="ce22" table:number-columns-spanned="2" table:number-rows-spanned="1"/>
          <table:covered-table-cell table:style-name="ce25"/>
          <table:table-cell table:number-columns-repeated="4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5"/>
          <table:table-cell table:style-name="ce16" office:value-type="string">
            <text:p>Pruebas AMF</text:p>
          </table:table-cell>
          <table:table-cell table:style-name="ce22" table:number-columns-spanned="2" table:number-rows-spanned="1"/>
          <table:covered-table-cell table:style-name="ce25"/>
          <table:table-cell table:number-columns-repeated="4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6" office:value-type="string">
            <text:p>CORRELACION</text:p>
          </table:table-cell>
          <table:table-cell table:style-name="ce17" office:value-type="string">
            <text:p>Generar secuencia simbolica</text:p>
          </table:table-cell>
          <table:table-cell table:style-name="ce23" office:value-type="string" table:number-columns-spanned="2" table:number-rows-spanned="1">
            <text:p>Neigbor joining</text:p>
          </table:table-cell>
          <table:covered-table-cell table:style-name="ce26"/>
          <table:table-cell table:number-columns-repeated="4"/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6"/>
          <table:table-cell table:style-name="ce17" office:value-type="string">
            <text:p>Generar CGR secuencias</text:p>
          </table:table-cell>
          <table:table-cell table:style-name="ce23" office:value-type="string" table:number-columns-spanned="2" table:number-rows-spanned="1">
            <text:p>Generar árbol Newick</text:p>
          </table:table-cell>
          <table:covered-table-cell table:style-name="ce26"/>
          <table:table-cell table:number-columns-repeated="4"/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6"/>
          <table:table-cell table:style-name="ce17" office:value-type="string">
            <text:p>Obtener medidas mu ambas matrices</text:p>
          </table:table-cell>
          <table:table-cell table:style-name="ce23" office:value-type="string" table:number-columns-spanned="2" table:number-rows-spanned="1">
            <text:p>Generar gráfico</text:p>
          </table:table-cell>
          <table:covered-table-cell table:style-name="ce26"/>
          <table:table-cell table:number-columns-repeated="4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6"/>
          <table:table-cell table:style-name="ce17" office:value-type="string">
            <text:p>Calcular promedios matrices</text:p>
          </table:table-cell>
          <table:table-cell table:style-name="ce23" office:value-type="string" table:number-columns-spanned="2" table:number-rows-spanned="1">
            <text:p>Vículo con interfaz</text:p>
          </table:table-cell>
          <table:covered-table-cell table:style-name="ce26"/>
          <table:table-cell table:number-columns-repeated="4"/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6"/>
          <table:table-cell table:style-name="ce17" office:value-type="string">
            <text:p>Calcular varianzas matrices</text:p>
          </table:table-cell>
          <table:table-cell table:style-name="ce23" table:number-columns-spanned="2" table:number-rows-spanned="1"/>
          <table:covered-table-cell table:style-name="ce26"/>
          <table:table-cell table:number-columns-repeated="4"/>
        </table:table-row>
        <table:table-row table:style-name="ro1">
          <table:table-cell table:style-name="ce6" office:value-type="float" office:value="6">
            <text:p>6</text:p>
          </table:table-cell>
          <table:table-cell table:style-name="ce6"/>
          <table:table-cell table:style-name="ce17" office:value-type="string">
            <text:p>Calcular covarianzas matrices</text:p>
          </table:table-cell>
          <table:table-cell table:style-name="ce23" table:number-columns-spanned="2" table:number-rows-spanned="1"/>
          <table:covered-table-cell table:style-name="ce26"/>
          <table:table-cell table:number-columns-repeated="4"/>
        </table:table-row>
        <table:table-row table:style-name="ro1">
          <table:table-cell table:style-name="ce6" office:value-type="float" office:value="7">
            <text:p>7</text:p>
          </table:table-cell>
          <table:table-cell table:style-name="ce6"/>
          <table:table-cell table:style-name="ce17" office:value-type="string">
            <text:p>Calcular correlación</text:p>
          </table:table-cell>
          <table:table-cell table:style-name="ce23" table:number-columns-spanned="2" table:number-rows-spanned="1"/>
          <table:covered-table-cell table:style-name="ce26"/>
          <table:table-cell table:number-columns-repeated="4"/>
        </table:table-row>
        <table:table-row table:style-name="ro1">
          <table:table-cell table:style-name="ce6" office:value-type="float" office:value="8">
            <text:p>8</text:p>
          </table:table-cell>
          <table:table-cell table:style-name="ce6"/>
          <table:table-cell table:style-name="ce17" office:value-type="string">
            <text:p>Calcular distancia correlación</text:p>
          </table:table-cell>
          <table:table-cell table:style-name="ce23" table:number-columns-spanned="2" table:number-rows-spanned="1"/>
          <table:covered-table-cell table:style-name="ce26"/>
          <table:table-cell table:number-columns-repeated="4"/>
        </table:table-row>
        <table:table-row table:style-name="ro1">
          <table:table-cell table:style-name="ce6" office:value-type="float" office:value="9">
            <text:p>9</text:p>
          </table:table-cell>
          <table:table-cell table:style-name="ce6"/>
          <table:table-cell table:style-name="ce17" office:value-type="string">
            <text:p>Vincular interfaz tabla de distancias con resultados</text:p>
          </table:table-cell>
          <table:table-cell table:style-name="ce23" table:number-columns-spanned="2" table:number-rows-spanned="1"/>
          <table:covered-table-cell table:style-name="ce26"/>
          <table:table-cell table:number-columns-repeated="4"/>
        </table:table-row>
        <table:table-row table:style-name="ro1">
          <table:table-cell table:style-name="ce6" office:value-type="float" office:value="10">
            <text:p>10</text:p>
          </table:table-cell>
          <table:table-cell table:style-name="ce6"/>
          <table:table-cell table:style-name="ce17" office:value-type="string">
            <text:p>Vincular resultados con gráficos de medidas Mu</text:p>
          </table:table-cell>
          <table:table-cell table:style-name="ce23" table:number-columns-spanned="2" table:number-rows-spanned="1"/>
          <table:covered-table-cell table:style-name="ce26"/>
          <table:table-cell table:number-columns-repeated="4"/>
        </table:table-row>
        <table:table-row table:style-name="ro1">
          <table:table-cell table:style-name="ce6" office:value-type="float" office:value="11">
            <text:p>11</text:p>
          </table:table-cell>
          <table:table-cell table:style-name="ce6"/>
          <table:table-cell table:style-name="ce17" office:value-type="string">
            <text:p>Pruebas Correlación</text:p>
          </table:table-cell>
          <table:table-cell table:style-name="ce23" table:number-columns-spanned="2" table:number-rows-spanned="1"/>
          <table:covered-table-cell table:style-name="ce26"/>
          <table:table-cell table:number-columns-repeated="4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7" office:value-type="string">
            <text:p>SCRIPT</text:p>
          </table:table-cell>
          <table:table-cell table:style-name="ce18" office:value-type="string">
            <text:p>Construccion clases</text:p>
          </table:table-cell>
          <table:table-cell table:style-name="ce24" office:value-type="string" table:number-columns-spanned="2" table:number-rows-spanned="1">
            <text:p>Extracción características</text:p>
          </table:table-cell>
          <table:covered-table-cell table:style-name="ce27"/>
          <table:table-cell table:number-columns-repeated="4"/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7"/>
          <table:table-cell table:style-name="ce18" office:value-type="string">
            <text:p>Elaboración script (PERL)</text:p>
          </table:table-cell>
          <table:table-cell table:style-name="ce24" table:number-columns-spanned="2" table:number-rows-spanned="1"/>
          <table:covered-table-cell table:style-name="ce27"/>
          <table:table-cell table:number-columns-repeated="4"/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7"/>
          <table:table-cell table:style-name="ce18" office:value-type="string">
            <text:p>Descargar secuencias</text:p>
          </table:table-cell>
          <table:table-cell table:style-name="ce24" table:number-columns-spanned="2" table:number-rows-spanned="1"/>
          <table:covered-table-cell table:style-name="ce27"/>
          <table:table-cell table:number-columns-repeated="4"/>
        </table:table-row>
        <table:table-row table:style-name="ro1">
          <table:table-cell table:style-name="ce7" office:value-type="float" office:value="4">
            <text:p>4</text:p>
          </table:table-cell>
          <table:table-cell table:style-name="ce7"/>
          <table:table-cell table:style-name="ce18" office:value-type="string">
            <text:p>Splitting</text:p>
          </table:table-cell>
          <table:table-cell table:style-name="ce24" table:number-columns-spanned="2" table:number-rows-spanned="1"/>
          <table:covered-table-cell table:style-name="ce27"/>
          <table:table-cell table:number-columns-repeated="4"/>
        </table:table-row>
        <table:table-row table:style-name="ro1">
          <table:table-cell table:style-name="ce7" office:value-type="float" office:value="5">
            <text:p>5</text:p>
          </table:table-cell>
          <table:table-cell table:style-name="ce7"/>
          <table:table-cell table:style-name="ce18" office:value-type="string">
            <text:p>Codificación nombres de archivos</text:p>
          </table:table-cell>
          <table:table-cell table:style-name="ce24" table:number-columns-spanned="2" table:number-rows-spanned="1"/>
          <table:covered-table-cell table:style-name="ce27"/>
          <table:table-cell table:number-columns-repeated="4"/>
        </table:table-row>
        <table:table-row table:style-name="ro1">
          <table:table-cell table:style-name="ce7" office:value-type="float" office:value="6">
            <text:p>6</text:p>
          </table:table-cell>
          <table:table-cell table:style-name="ce7"/>
          <table:table-cell table:style-name="ce18" office:value-type="string">
            <text:p>Escritura de archivos en disco</text:p>
          </table:table-cell>
          <table:table-cell table:style-name="ce24" table:number-columns-spanned="2" table:number-rows-spanned="1"/>
          <table:covered-table-cell table:style-name="ce27"/>
          <table:table-cell table:number-columns-repeated="4"/>
        </table:table-row>
        <table:table-row table:style-name="ro1">
          <table:table-cell table:style-name="ce7" office:value-type="float" office:value="7">
            <text:p>7</text:p>
          </table:table-cell>
          <table:table-cell table:style-name="ce7"/>
          <table:table-cell table:style-name="ce18" office:value-type="string">
            <text:p>Estructuración plantilla script (PERL)</text:p>
          </table:table-cell>
          <table:table-cell table:style-name="ce24" table:number-columns-spanned="2" table:number-rows-spanned="1"/>
          <table:covered-table-cell table:style-name="ce27"/>
          <table:table-cell table:number-columns-repeated="4"/>
        </table:table-row>
        <table:table-row table:style-name="ro1">
          <table:table-cell table:style-name="ce7" office:value-type="float" office:value="8">
            <text:p>8</text:p>
          </table:table-cell>
          <table:table-cell table:style-name="ce7"/>
          <table:table-cell table:style-name="ce18" office:value-type="string">
            <text:p>Vínculo con C++</text:p>
          </table:table-cell>
          <table:table-cell table:style-name="ce24" table:number-columns-spanned="2" table:number-rows-spanned="1"/>
          <table:covered-table-cell table:style-name="ce27"/>
          <table:table-cell table:number-columns-repeated="4"/>
        </table:table-row>
        <table:table-row table:style-name="ro1">
          <table:table-cell table:style-name="ce7" office:value-type="float" office:value="9">
            <text:p>9</text:p>
          </table:table-cell>
          <table:table-cell table:style-name="ce7"/>
          <table:table-cell table:style-name="ce18" office:value-type="string">
            <text:p>Generación script en C++</text:p>
          </table:table-cell>
          <table:table-cell table:style-name="ce24" table:number-columns-spanned="2" table:number-rows-spanned="1"/>
          <table:covered-table-cell table:style-name="ce27"/>
          <table:table-cell table:number-columns-repeated="4"/>
        </table:table-row>
        <table:table-row table:style-name="ro1">
          <table:table-cell table:style-name="ce7" office:value-type="float" office:value="10">
            <text:p>10</text:p>
          </table:table-cell>
          <table:table-cell table:style-name="ce7"/>
          <table:table-cell table:style-name="ce18" office:value-type="string">
            <text:p>Pruebas</text:p>
          </table:table-cell>
          <table:table-cell table:style-name="ce24" table:number-columns-spanned="2" table:number-rows-spanned="1"/>
          <table:covered-table-cell table:style-name="ce27"/>
          <table:table-cell table:number-columns-repeated="4"/>
        </table:table-row>
        <table:table-row table:style-name="ro1" table:number-rows-repeated="6548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Hoja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O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27">27/12/2009</text:date>, <text:time>00:00:2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19T15:31:13</meta:creation-date>
    <dc:date>2009-12-27T00:00:28</dc:date>
    <meta:editing-duration>PT08H46M27S</meta:editing-duration>
    <meta:editing-cycles>14</meta:editing-cycles>
    <meta:generator>OpenOffice.org/3.1$Linux OpenOffice.org_project/310m19$Build-9420</meta:generator>
    <meta:document-statistic meta:table-count="3" meta:cell-count="140" meta:object-count="0"/>
  </office:meta>
</office:document-meta>
</file>